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39.56mm"/>
    </style:style>
    <style:style style:name="co5" style:family="table-column">
      <style:table-column-properties fo:break-before="auto" style:column-width="37.6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lan difficulty</text:p>
          </table:table-cell>
          <table:table-cell office:value-type="string" calcext:value-type="string">
            <text:p>Pop (ns)</text:p>
          </table:table-cell>
          <table:table-cell office:value-type="string" calcext:value-type="string">
            <text:p>Soda (ns)</text:p>
          </table:table-cell>
          <table:table-cell office:value-type="string" calcext:value-type="string">
            <text:p>Action quality</text:p>
          </table:table-cell>
          <table:table-cell office:value-type="string" calcext:value-type="string">
            <text:p>Edge quality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SODA (m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64" calcext:value-type="float">
            <text:p>22064</text:p>
          </table:table-cell>
          <table:table-cell office:value-type="float" office:value="54198" calcext:value-type="float">
            <text:p>54198</text:p>
          </table:table-cell>
          <table:table-cell office:value-type="percentage" office:value="0.622078333333338" calcext:value-type="percentage">
            <text:p>62%</text:p>
          </table:table-cell>
          <table:table-cell office:value-type="percentage" office:value="0.99848" calcext:value-type="percentage">
            <text:p>100%</text:p>
          </table:table-cell>
          <table:table-cell table:formula="of:=[.B2]/1000000" office:value-type="float" office:value="0.022064" calcext:value-type="float">
            <text:p>0,022064</text:p>
          </table:table-cell>
          <table:table-cell table:formula="of:=[.C2]/1000000" office:value-type="float" office:value="0.054198" calcext:value-type="float">
            <text:p>0,0541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55" calcext:value-type="float">
            <text:p>14555</text:p>
          </table:table-cell>
          <table:table-cell office:value-type="float" office:value="49619" calcext:value-type="float">
            <text:p>49619</text:p>
          </table:table-cell>
          <table:table-cell office:value-type="percentage" office:value="0.521408571428576" calcext:value-type="percentage">
            <text:p>52%</text:p>
          </table:table-cell>
          <table:table-cell office:value-type="percentage" office:value="0.996859325396825" calcext:value-type="percentage">
            <text:p>100%</text:p>
          </table:table-cell>
          <table:table-cell table:formula="of:=[.B3]/1000000" office:value-type="float" office:value="0.014555" calcext:value-type="float">
            <text:p>0,014555</text:p>
          </table:table-cell>
          <table:table-cell table:formula="of:=[.C3]/1000000" office:value-type="float" office:value="0.049619" calcext:value-type="float">
            <text:p>0,0496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699" calcext:value-type="float">
            <text:p>22699</text:p>
          </table:table-cell>
          <table:table-cell office:value-type="float" office:value="75090" calcext:value-type="float">
            <text:p>75090</text:p>
          </table:table-cell>
          <table:table-cell office:value-type="percentage" office:value="0.619275158730172" calcext:value-type="percentage">
            <text:p>62%</text:p>
          </table:table-cell>
          <table:table-cell office:value-type="percentage" office:value="0.995985145132645" calcext:value-type="percentage">
            <text:p>100%</text:p>
          </table:table-cell>
          <table:table-cell table:formula="of:=[.B4]/1000000" office:value-type="float" office:value="0.022699" calcext:value-type="float">
            <text:p>0,022699</text:p>
          </table:table-cell>
          <table:table-cell table:formula="of:=[.C4]/1000000" office:value-type="float" office:value="0.07509" calcext:value-type="float">
            <text:p>0,075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527" calcext:value-type="float">
            <text:p>37527</text:p>
          </table:table-cell>
          <table:table-cell office:value-type="float" office:value="261870" calcext:value-type="float">
            <text:p>261870</text:p>
          </table:table-cell>
          <table:table-cell office:value-type="percentage" office:value="0.619616684704193" calcext:value-type="percentage">
            <text:p>62%</text:p>
          </table:table-cell>
          <table:table-cell office:value-type="percentage" office:value="0.989911335785526" calcext:value-type="percentage">
            <text:p>99%</text:p>
          </table:table-cell>
          <table:table-cell table:formula="of:=[.B5]/1000000" office:value-type="float" office:value="0.037527" calcext:value-type="float">
            <text:p>0,037527</text:p>
          </table:table-cell>
          <table:table-cell table:formula="of:=[.C5]/1000000" office:value-type="float" office:value="0.26187" calcext:value-type="float">
            <text:p>0,26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284" calcext:value-type="float">
            <text:p>55284</text:p>
          </table:table-cell>
          <table:table-cell office:value-type="float" office:value="323499" calcext:value-type="float">
            <text:p>323499</text:p>
          </table:table-cell>
          <table:table-cell office:value-type="percentage" office:value="0.592637261349759" calcext:value-type="percentage">
            <text:p>59%</text:p>
          </table:table-cell>
          <table:table-cell office:value-type="percentage" office:value="0.989405106981474" calcext:value-type="percentage">
            <text:p>99%</text:p>
          </table:table-cell>
          <table:table-cell table:formula="of:=[.B6]/1000000" office:value-type="float" office:value="0.055284" calcext:value-type="float">
            <text:p>0,055284</text:p>
          </table:table-cell>
          <table:table-cell table:formula="of:=[.C6]/1000000" office:value-type="float" office:value="0.323499" calcext:value-type="float">
            <text:p>0,323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937" calcext:value-type="float">
            <text:p>50937</text:p>
          </table:table-cell>
          <table:table-cell office:value-type="float" office:value="381579" calcext:value-type="float">
            <text:p>381579</text:p>
          </table:table-cell>
          <table:table-cell office:value-type="percentage" office:value="0.569812126484621" calcext:value-type="percentage">
            <text:p>57%</text:p>
          </table:table-cell>
          <table:table-cell office:value-type="percentage" office:value="0.989272302636893" calcext:value-type="percentage">
            <text:p>99%</text:p>
          </table:table-cell>
          <table:table-cell table:formula="of:=[.B7]/1000000" office:value-type="float" office:value="0.050937" calcext:value-type="float">
            <text:p>0,050937</text:p>
          </table:table-cell>
          <table:table-cell table:formula="of:=[.C7]/1000000" office:value-type="float" office:value="0.381579" calcext:value-type="float">
            <text:p>0,3815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561" calcext:value-type="float">
            <text:p>63561</text:p>
          </table:table-cell>
          <table:table-cell office:value-type="float" office:value="428236" calcext:value-type="float">
            <text:p>428236</text:p>
          </table:table-cell>
          <table:table-cell office:value-type="percentage" office:value="0.534156485850746" calcext:value-type="percentage">
            <text:p>53%</text:p>
          </table:table-cell>
          <table:table-cell office:value-type="percentage" office:value="0.988839198858277" calcext:value-type="percentage">
            <text:p>99%</text:p>
          </table:table-cell>
          <table:table-cell table:formula="of:=[.B8]/1000000" office:value-type="float" office:value="0.063561" calcext:value-type="float">
            <text:p>0,063561</text:p>
          </table:table-cell>
          <table:table-cell table:formula="of:=[.C8]/1000000" office:value-type="float" office:value="0.428236" calcext:value-type="float">
            <text:p>0,4282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850" calcext:value-type="float">
            <text:p>73850</text:p>
          </table:table-cell>
          <table:table-cell office:value-type="float" office:value="462970" calcext:value-type="float">
            <text:p>462970</text:p>
          </table:table-cell>
          <table:table-cell office:value-type="percentage" office:value="0.502725207015204" calcext:value-type="percentage">
            <text:p>50%</text:p>
          </table:table-cell>
          <table:table-cell office:value-type="percentage" office:value="0.988512573597367" calcext:value-type="percentage">
            <text:p>99%</text:p>
          </table:table-cell>
          <table:table-cell table:formula="of:=[.B9]/1000000" office:value-type="float" office:value="0.07385" calcext:value-type="float">
            <text:p>0,07385</text:p>
          </table:table-cell>
          <table:table-cell table:formula="of:=[.C9]/1000000" office:value-type="float" office:value="0.46297" calcext:value-type="float">
            <text:p>0,462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971" calcext:value-type="float">
            <text:p>72971</text:p>
          </table:table-cell>
          <table:table-cell office:value-type="float" office:value="528291" calcext:value-type="float">
            <text:p>528291</text:p>
          </table:table-cell>
          <table:table-cell office:value-type="percentage" office:value="0.475262944277941" calcext:value-type="percentage">
            <text:p>48%</text:p>
          </table:table-cell>
          <table:table-cell office:value-type="percentage" office:value="0.989656118184353" calcext:value-type="percentage">
            <text:p>99%</text:p>
          </table:table-cell>
          <table:table-cell table:formula="of:=[.B10]/1000000" office:value-type="float" office:value="0.072971" calcext:value-type="float">
            <text:p>0,072971</text:p>
          </table:table-cell>
          <table:table-cell table:formula="of:=[.C10]/1000000" office:value-type="float" office:value="0.528291" calcext:value-type="float">
            <text:p>0,5282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940" calcext:value-type="float">
            <text:p>176940</text:p>
          </table:table-cell>
          <table:table-cell office:value-type="float" office:value="548531" calcext:value-type="float">
            <text:p>548531</text:p>
          </table:table-cell>
          <table:table-cell office:value-type="percentage" office:value="0.438782366460938" calcext:value-type="percentage">
            <text:p>44%</text:p>
          </table:table-cell>
          <table:table-cell office:value-type="percentage" office:value="0.989924898386298" calcext:value-type="percentage">
            <text:p>99%</text:p>
          </table:table-cell>
          <table:table-cell table:formula="of:=[.B11]/1000000" office:value-type="float" office:value="0.17694" calcext:value-type="float">
            <text:p>0,17694</text:p>
          </table:table-cell>
          <table:table-cell table:formula="of:=[.C11]/1000000" office:value-type="float" office:value="0.548531" calcext:value-type="float">
            <text:p>0,5485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913" calcext:value-type="float">
            <text:p>78913</text:p>
          </table:table-cell>
          <table:table-cell office:value-type="float" office:value="584754" calcext:value-type="float">
            <text:p>584754</text:p>
          </table:table-cell>
          <table:table-cell office:value-type="percentage" office:value="0.411972029241397" calcext:value-type="percentage">
            <text:p>41%</text:p>
          </table:table-cell>
          <table:table-cell office:value-type="percentage" office:value="0.990541267688277" calcext:value-type="percentage">
            <text:p>99%</text:p>
          </table:table-cell>
          <table:table-cell table:formula="of:=[.B12]/1000000" office:value-type="float" office:value="0.078913" calcext:value-type="float">
            <text:p>0,078913</text:p>
          </table:table-cell>
          <table:table-cell table:formula="of:=[.C12]/1000000" office:value-type="float" office:value="0.584754" calcext:value-type="float">
            <text:p>0,5847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1636" calcext:value-type="float">
            <text:p>151636</text:p>
          </table:table-cell>
          <table:table-cell office:value-type="float" office:value="1488505" calcext:value-type="float">
            <text:p>1488505</text:p>
          </table:table-cell>
          <table:table-cell office:value-type="percentage" office:value="0.480913491973883" calcext:value-type="percentage">
            <text:p>48%</text:p>
          </table:table-cell>
          <table:table-cell office:value-type="percentage" office:value="0.985052559054993" calcext:value-type="percentage">
            <text:p>99%</text:p>
          </table:table-cell>
          <table:table-cell table:formula="of:=[.B13]/1000000" office:value-type="float" office:value="0.151636" calcext:value-type="float">
            <text:p>0,151636</text:p>
          </table:table-cell>
          <table:table-cell table:formula="of:=[.C13]/1000000" office:value-type="float" office:value="1.488505" calcext:value-type="float">
            <text:p>1,4885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1947" calcext:value-type="float">
            <text:p>161947</text:p>
          </table:table-cell>
          <table:table-cell office:value-type="float" office:value="1592529" calcext:value-type="float">
            <text:p>1592529</text:p>
          </table:table-cell>
          <table:table-cell office:value-type="percentage" office:value="0.461535543972489" calcext:value-type="percentage">
            <text:p>46%</text:p>
          </table:table-cell>
          <table:table-cell office:value-type="percentage" office:value="0.984763291445746" calcext:value-type="percentage">
            <text:p>98%</text:p>
          </table:table-cell>
          <table:table-cell table:formula="of:=[.B14]/1000000" office:value-type="float" office:value="0.161947" calcext:value-type="float">
            <text:p>0,161947</text:p>
          </table:table-cell>
          <table:table-cell table:formula="of:=[.C14]/1000000" office:value-type="float" office:value="1.592529" calcext:value-type="float">
            <text:p>1,5925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3657" calcext:value-type="float">
            <text:p>173657</text:p>
          </table:table-cell>
          <table:table-cell office:value-type="float" office:value="1649384" calcext:value-type="float">
            <text:p>1649384</text:p>
          </table:table-cell>
          <table:table-cell office:value-type="percentage" office:value="0.442344453200347" calcext:value-type="percentage">
            <text:p>44%</text:p>
          </table:table-cell>
          <table:table-cell office:value-type="percentage" office:value="0.985302209021042" calcext:value-type="percentage">
            <text:p>99%</text:p>
          </table:table-cell>
          <table:table-cell table:formula="of:=[.B15]/1000000" office:value-type="float" office:value="0.173657" calcext:value-type="float">
            <text:p>0,173657</text:p>
          </table:table-cell>
          <table:table-cell table:formula="of:=[.C15]/1000000" office:value-type="float" office:value="1.649384" calcext:value-type="float">
            <text:p>1,649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8825" calcext:value-type="float">
            <text:p>188825</text:p>
          </table:table-cell>
          <table:table-cell office:value-type="float" office:value="1775509" calcext:value-type="float">
            <text:p>1775509</text:p>
          </table:table-cell>
          <table:table-cell office:value-type="percentage" office:value="0.415836591486831" calcext:value-type="percentage">
            <text:p>42%</text:p>
          </table:table-cell>
          <table:table-cell office:value-type="percentage" office:value="0.985850024500998" calcext:value-type="percentage">
            <text:p>99%</text:p>
          </table:table-cell>
          <table:table-cell table:formula="of:=[.B16]/1000000" office:value-type="float" office:value="0.188825" calcext:value-type="float">
            <text:p>0,188825</text:p>
          </table:table-cell>
          <table:table-cell table:formula="of:=[.C16]/1000000" office:value-type="float" office:value="1.775509" calcext:value-type="float">
            <text:p>1,7755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296" calcext:value-type="float">
            <text:p>199296</text:p>
          </table:table-cell>
          <table:table-cell office:value-type="float" office:value="1970565" calcext:value-type="float">
            <text:p>1970565</text:p>
          </table:table-cell>
          <table:table-cell office:value-type="percentage" office:value="0.398619823233072" calcext:value-type="percentage">
            <text:p>40%</text:p>
          </table:table-cell>
          <table:table-cell office:value-type="percentage" office:value="0.985529870582146" calcext:value-type="percentage">
            <text:p>99%</text:p>
          </table:table-cell>
          <table:table-cell table:formula="of:=[.B17]/1000000" office:value-type="float" office:value="0.199296" calcext:value-type="float">
            <text:p>0,199296</text:p>
          </table:table-cell>
          <table:table-cell table:formula="of:=[.C17]/1000000" office:value-type="float" office:value="1.970565" calcext:value-type="float">
            <text:p>1,9705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8049" calcext:value-type="float">
            <text:p>208049</text:p>
          </table:table-cell>
          <table:table-cell office:value-type="float" office:value="1918095" calcext:value-type="float">
            <text:p>1918095</text:p>
          </table:table-cell>
          <table:table-cell office:value-type="percentage" office:value="0.372441906089248" calcext:value-type="percentage">
            <text:p>37%</text:p>
          </table:table-cell>
          <table:table-cell office:value-type="percentage" office:value="0.985939816338719" calcext:value-type="percentage">
            <text:p>99%</text:p>
          </table:table-cell>
          <table:table-cell table:formula="of:=[.B18]/1000000" office:value-type="float" office:value="0.208049" calcext:value-type="float">
            <text:p>0,208049</text:p>
          </table:table-cell>
          <table:table-cell table:formula="of:=[.C18]/1000000" office:value-type="float" office:value="1.918095" calcext:value-type="float">
            <text:p>1,9180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3865" calcext:value-type="float">
            <text:p>213865</text:p>
          </table:table-cell>
          <table:table-cell office:value-type="float" office:value="2005853" calcext:value-type="float">
            <text:p>2005853</text:p>
          </table:table-cell>
          <table:table-cell office:value-type="percentage" office:value="0.355544347069822" calcext:value-type="percentage">
            <text:p>36%</text:p>
          </table:table-cell>
          <table:table-cell office:value-type="percentage" office:value="0.98622737932381" calcext:value-type="percentage">
            <text:p>99%</text:p>
          </table:table-cell>
          <table:table-cell table:formula="of:=[.B19]/1000000" office:value-type="float" office:value="0.213865" calcext:value-type="float">
            <text:p>0,213865</text:p>
          </table:table-cell>
          <table:table-cell table:formula="of:=[.C19]/1000000" office:value-type="float" office:value="2.005853" calcext:value-type="float">
            <text:p>2,0058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8062" calcext:value-type="float">
            <text:p>218062</text:p>
          </table:table-cell>
          <table:table-cell office:value-type="float" office:value="2242931" calcext:value-type="float">
            <text:p>2242931</text:p>
          </table:table-cell>
          <table:table-cell office:value-type="percentage" office:value="0.335483417397149" calcext:value-type="percentage">
            <text:p>34%</text:p>
          </table:table-cell>
          <table:table-cell office:value-type="percentage" office:value="0.986246400479186" calcext:value-type="percentage">
            <text:p>99%</text:p>
          </table:table-cell>
          <table:table-cell table:formula="of:=[.B20]/1000000" office:value-type="float" office:value="0.218062" calcext:value-type="float">
            <text:p>0,218062</text:p>
          </table:table-cell>
          <table:table-cell table:formula="of:=[.C20]/1000000" office:value-type="float" office:value="2.242931" calcext:value-type="float">
            <text:p>2,2429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5086" calcext:value-type="float">
            <text:p>215086</text:p>
          </table:table-cell>
          <table:table-cell office:value-type="float" office:value="2126423" calcext:value-type="float">
            <text:p>2126423</text:p>
          </table:table-cell>
          <table:table-cell office:value-type="percentage" office:value="0.311087998822532" calcext:value-type="percentage">
            <text:p>31%</text:p>
          </table:table-cell>
          <table:table-cell office:value-type="percentage" office:value="0.986903082180338" calcext:value-type="percentage">
            <text:p>99%</text:p>
          </table:table-cell>
          <table:table-cell table:formula="of:=[.B21]/1000000" office:value-type="float" office:value="0.215086" calcext:value-type="float">
            <text:p>0,215086</text:p>
          </table:table-cell>
          <table:table-cell table:formula="of:=[.C21]/1000000" office:value-type="float" office:value="2.126423" calcext:value-type="float">
            <text:p>2,1264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351" calcext:value-type="float">
            <text:p>225351</text:p>
          </table:table-cell>
          <table:table-cell office:value-type="float" office:value="2180195" calcext:value-type="float">
            <text:p>2180195</text:p>
          </table:table-cell>
          <table:table-cell office:value-type="percentage" office:value="0.288117667905442" calcext:value-type="percentage">
            <text:p>29%</text:p>
          </table:table-cell>
          <table:table-cell office:value-type="percentage" office:value="0.9874051758286" calcext:value-type="percentage">
            <text:p>99%</text:p>
          </table:table-cell>
          <table:table-cell table:formula="of:=[.B22]/1000000" office:value-type="float" office:value="0.225351" calcext:value-type="float">
            <text:p>0,225351</text:p>
          </table:table-cell>
          <table:table-cell table:formula="of:=[.C22]/1000000" office:value-type="float" office:value="2.180195" calcext:value-type="float">
            <text:p>2,1801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7875" calcext:value-type="float">
            <text:p>237875</text:p>
          </table:table-cell>
          <table:table-cell office:value-type="float" office:value="2222062" calcext:value-type="float">
            <text:p>2222062</text:p>
          </table:table-cell>
          <table:table-cell office:value-type="percentage" office:value="0.263054437332843" calcext:value-type="percentage">
            <text:p>26%</text:p>
          </table:table-cell>
          <table:table-cell office:value-type="percentage" office:value="0.988389865484104" calcext:value-type="percentage">
            <text:p>99%</text:p>
          </table:table-cell>
          <table:table-cell table:formula="of:=[.B23]/1000000" office:value-type="float" office:value="0.237875" calcext:value-type="float">
            <text:p>0,237875</text:p>
          </table:table-cell>
          <table:table-cell table:formula="of:=[.C23]/1000000" office:value-type="float" office:value="2.222062" calcext:value-type="float">
            <text:p>2,2220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103" calcext:value-type="float">
            <text:p>239103</text:p>
          </table:table-cell>
          <table:table-cell office:value-type="float" office:value="2270639" calcext:value-type="float">
            <text:p>2270639</text:p>
          </table:table-cell>
          <table:table-cell office:value-type="percentage" office:value="0.239503830255419" calcext:value-type="percentage">
            <text:p>24%</text:p>
          </table:table-cell>
          <table:table-cell office:value-type="percentage" office:value="0.988017494675761" calcext:value-type="percentage">
            <text:p>99%</text:p>
          </table:table-cell>
          <table:table-cell table:formula="of:=[.B24]/1000000" office:value-type="float" office:value="0.239103" calcext:value-type="float">
            <text:p>0,239103</text:p>
          </table:table-cell>
          <table:table-cell table:formula="of:=[.C24]/1000000" office:value-type="float" office:value="2.270639" calcext:value-type="float">
            <text:p>2,2706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3928" calcext:value-type="float">
            <text:p>243928</text:p>
          </table:table-cell>
          <table:table-cell office:value-type="float" office:value="2271421" calcext:value-type="float">
            <text:p>2271421</text:p>
          </table:table-cell>
          <table:table-cell office:value-type="percentage" office:value="0.211908392847848" calcext:value-type="percentage">
            <text:p>21%</text:p>
          </table:table-cell>
          <table:table-cell office:value-type="percentage" office:value="0.988190335281872" calcext:value-type="percentage">
            <text:p>99%</text:p>
          </table:table-cell>
          <table:table-cell table:formula="of:=[.B25]/1000000" office:value-type="float" office:value="0.243928" calcext:value-type="float">
            <text:p>0,243928</text:p>
          </table:table-cell>
          <table:table-cell table:formula="of:=[.C25]/1000000" office:value-type="float" office:value="2.271421" calcext:value-type="float">
            <text:p>2,2714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0446" calcext:value-type="float">
            <text:p>240446</text:p>
          </table:table-cell>
          <table:table-cell office:value-type="float" office:value="2295662" calcext:value-type="float">
            <text:p>2295662</text:p>
          </table:table-cell>
          <table:table-cell office:value-type="percentage" office:value="0.184498788718442" calcext:value-type="percentage">
            <text:p>18%</text:p>
          </table:table-cell>
          <table:table-cell office:value-type="percentage" office:value="0.988881371139942" calcext:value-type="percentage">
            <text:p>99%</text:p>
          </table:table-cell>
          <table:table-cell table:formula="of:=[.B26]/1000000" office:value-type="float" office:value="0.240446" calcext:value-type="float">
            <text:p>0,240446</text:p>
          </table:table-cell>
          <table:table-cell table:formula="of:=[.C26]/1000000" office:value-type="float" office:value="2.295662" calcext:value-type="float">
            <text:p>2,2956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5276" calcext:value-type="float">
            <text:p>255276</text:p>
          </table:table-cell>
          <table:table-cell office:value-type="float" office:value="2355457" calcext:value-type="float">
            <text:p>2355457</text:p>
          </table:table-cell>
          <table:table-cell office:value-type="percentage" office:value="0.16857264113573" calcext:value-type="percentage">
            <text:p>17%</text:p>
          </table:table-cell>
          <table:table-cell office:value-type="percentage" office:value="0.988917549286222" calcext:value-type="percentage">
            <text:p>99%</text:p>
          </table:table-cell>
          <table:table-cell table:formula="of:=[.B27]/1000000" office:value-type="float" office:value="0.255276" calcext:value-type="float">
            <text:p>0,255276</text:p>
          </table:table-cell>
          <table:table-cell table:formula="of:=[.C27]/1000000" office:value-type="float" office:value="2.355457" calcext:value-type="float">
            <text:p>2,3554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9100" calcext:value-type="float">
            <text:p>259100</text:p>
          </table:table-cell>
          <table:table-cell office:value-type="float" office:value="2400575" calcext:value-type="float">
            <text:p>2400575</text:p>
          </table:table-cell>
          <table:table-cell office:value-type="percentage" office:value="0.143582208609226" calcext:value-type="percentage">
            <text:p>14%</text:p>
          </table:table-cell>
          <table:table-cell office:value-type="percentage" office:value="0.989029014038311" calcext:value-type="percentage">
            <text:p>99%</text:p>
          </table:table-cell>
          <table:table-cell table:formula="of:=[.B28]/1000000" office:value-type="float" office:value="0.2591" calcext:value-type="float">
            <text:p>0,2591</text:p>
          </table:table-cell>
          <table:table-cell table:formula="of:=[.C28]/1000000" office:value-type="float" office:value="2.400575" calcext:value-type="float">
            <text:p>2,4005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7682" calcext:value-type="float">
            <text:p>267682</text:p>
          </table:table-cell>
          <table:table-cell office:value-type="float" office:value="2428046" calcext:value-type="float">
            <text:p>2428046</text:p>
          </table:table-cell>
          <table:table-cell office:value-type="percentage" office:value="0.125165747802913" calcext:value-type="percentage">
            <text:p>13%</text:p>
          </table:table-cell>
          <table:table-cell office:value-type="percentage" office:value="0.989213837505234" calcext:value-type="percentage">
            <text:p>99%</text:p>
          </table:table-cell>
          <table:table-cell table:formula="of:=[.B29]/1000000" office:value-type="float" office:value="0.267682" calcext:value-type="float">
            <text:p>0,267682</text:p>
          </table:table-cell>
          <table:table-cell table:formula="of:=[.C29]/1000000" office:value-type="float" office:value="2.428046" calcext:value-type="float">
            <text:p>2,4280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8477" calcext:value-type="float">
            <text:p>278477</text:p>
          </table:table-cell>
          <table:table-cell office:value-type="float" office:value="2451646" calcext:value-type="float">
            <text:p>2451646</text:p>
          </table:table-cell>
          <table:table-cell office:value-type="percentage" office:value="0.103659726101333" calcext:value-type="percentage">
            <text:p>10%</text:p>
          </table:table-cell>
          <table:table-cell office:value-type="percentage" office:value="0.98946502483212" calcext:value-type="percentage">
            <text:p>99%</text:p>
          </table:table-cell>
          <table:table-cell table:formula="of:=[.B30]/1000000" office:value-type="float" office:value="0.278477" calcext:value-type="float">
            <text:p>0,278477</text:p>
          </table:table-cell>
          <table:table-cell table:formula="of:=[.C30]/1000000" office:value-type="float" office:value="2.451646" calcext:value-type="float">
            <text:p>2,4516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9821" calcext:value-type="float">
            <text:p>269821</text:p>
          </table:table-cell>
          <table:table-cell office:value-type="float" office:value="2508763" calcext:value-type="float">
            <text:p>2508763</text:p>
          </table:table-cell>
          <table:table-cell office:value-type="percentage" office:value="0.0802423689948835" calcext:value-type="percentage">
            <text:p>8%</text:p>
          </table:table-cell>
          <table:table-cell office:value-type="percentage" office:value="0.989265695314414" calcext:value-type="percentage">
            <text:p>99%</text:p>
          </table:table-cell>
          <table:table-cell table:formula="of:=[.B31]/1000000" office:value-type="float" office:value="0.269821" calcext:value-type="float">
            <text:p>0,269821</text:p>
          </table:table-cell>
          <table:table-cell table:formula="of:=[.C31]/1000000" office:value-type="float" office:value="2.508763" calcext:value-type="float">
            <text:p>2,5087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1081" calcext:value-type="float">
            <text:p>301081</text:p>
          </table:table-cell>
          <table:table-cell office:value-type="float" office:value="10835208" calcext:value-type="float">
            <text:p>10835208</text:p>
          </table:table-cell>
          <table:table-cell office:value-type="percentage" office:value="0.320352035882106" calcext:value-type="percentage">
            <text:p>32%</text:p>
          </table:table-cell>
          <table:table-cell office:value-type="percentage" office:value="0.98424647836823" calcext:value-type="percentage">
            <text:p>98%</text:p>
          </table:table-cell>
          <table:table-cell table:formula="of:=[.B32]/1000000" office:value-type="float" office:value="0.301081" calcext:value-type="float">
            <text:p>0,301081</text:p>
          </table:table-cell>
          <table:table-cell table:formula="of:=[.C32]/1000000" office:value-type="float" office:value="10.835208" calcext:value-type="float">
            <text:p>10,8352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91765" calcext:value-type="float">
            <text:p>1091765</text:p>
          </table:table-cell>
          <table:table-cell office:value-type="float" office:value="23104196" calcext:value-type="float">
            <text:p>23104196</text:p>
          </table:table-cell>
          <table:table-cell office:value-type="percentage" office:value="0.301964671677047" calcext:value-type="percentage">
            <text:p>30%</text:p>
          </table:table-cell>
          <table:table-cell office:value-type="percentage" office:value="0.984536097754679" calcext:value-type="percentage">
            <text:p>98%</text:p>
          </table:table-cell>
          <table:table-cell table:formula="of:=[.B33]/1000000" office:value-type="float" office:value="1.091765" calcext:value-type="float">
            <text:p>1,091765</text:p>
          </table:table-cell>
          <table:table-cell table:formula="of:=[.C33]/1000000" office:value-type="float" office:value="23.104196" calcext:value-type="float">
            <text:p>23,10419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0000 problems : 48 minutes</text:p>
          </table:table-cell>
          <table:table-cell table:number-columns-repeated="6"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>
        <table:shapes>
          <draw:frame draw:z-index="0" draw:style-name="gr1" draw:text-style-name="P1" svg:width="159.99mm" svg:height="89.99mm" svg:x="-0.63mm" svg:y="0mm">
            <loext:p draw:notify-on-update-of-ranges="Feuille1.A2:Feuille1.A31 Feuille1.D1:Feuille1.D1 Feuille1.D2:Feuille1.D31 Feuille1.A2:Feuille1.A31 Feuille1.E1:Feuille1.E1 Feuille1.E2:Feuille1.E31 Feuille1.A2:Feuille1.A31 Feuille1.F1:Feuille1.F1 Feuille1.F2:Feuille1.F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 style:data-style-name="N2" text:time-value="09:54:37.327737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2T10:25:21.055052661</dc:date>
    <dc:creator>Antoine GRÉA</dc:creator>
    <meta:editing-duration>PT25M3S</meta:editing-duration>
    <meta:editing-cycles>3</meta:editing-cycles>
    <meta:generator>LibreOffice/5.0.3.2$Linux_X86_64 LibreOffice_project/00m0$Build-2</meta:generator>
    <meta:document-statistic meta:table-count="2" meta:cell-count="2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ller" style:font-style-name="Norm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31" chart:origin="0" chart:interval-major="2" chart:reverse-direction="false" text:line-break="false" chart:link-data-style-to-source="true" chart:axis-position="0"/>
      <style:graphic-properties svg:stroke-color="#b3b3b3"/>
      <style:text-properties fo:color="#657b83" fo:font-family="'Aller Display'" style:font-style-name="Normal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Aller Light'" style:font-style-name="Normal" fo:font-size="9pt" style:font-size-asian="9pt" style:font-size-complex="9pt"/>
    </style:style>
    <style:style style:name="ch6" style:family="chart" style:data-style-name="N10">
      <style:chart-properties chart:display-label="true" chart:logarithmic="false" chart:minimum="0" chart:maximum="1" chart:origin="0" chart:reverse-direction="false" text:line-break="false" chart:link-data-style-to-source="true" chart:axis-position="0"/>
      <style:graphic-properties svg:stroke-color="#b3b3b3"/>
      <style:text-properties fo:color="#657b83" fo:font-family="'Aller Display'" style:font-style-name="Normal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Aller Light'" style:font-style-name="Normal" fo:font-size="9pt" style:font-size-asian="9pt" style:font-size-complex="9pt"/>
    </style:style>
    <style:style style:name="ch8" style:family="chart">
      <style:graphic-properties svg:stroke-width="0.02cm" svg:stroke-color="#93a1a1"/>
    </style:style>
    <style:style style:name="ch9" style:family="chart" style:data-style-name="N1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dc322f" draw:fill-color="#dc322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4a8e00" draw:fill-color="#4a8e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68bd2" draw:fill-color="#268bd2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2cm" svg:stroke-color="#93a1a1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6cm" svg:y="3.623cm" style:legend-expansion="high" chart:style-name="ch2"/>
        <chart:plot-area chart:style-name="ch3" table:cell-range-address="Feuille1.A2:Feuille1.A31 Feuille1.D1:Feuille1.F31" chart:data-source-has-labels="row" svg:x="1.358cm" svg:y="0.18cm" svg:width="9.874cm" svg:height="7.632cm">
          <chartooo:coordinate-region svg:x="2.535cm" svg:y="0.406cm" svg:width="8.697cm" svg:height="6.706cm"/>
          <chart:axis chart:dimension="x" chart:name="primary-x" chart:style-name="ch4">
            <chart:title svg:x="3.05cm" svg:y="7.993cm" chart:style-name="ch5">
              <text:p>Plan difficulty (number of actions and fluents)</text:p>
            </chart:title>
          </chart:axis>
          <chart:axis chart:dimension="y" chart:name="primary-y" chart:style-name="ch6">
            <chart:title svg:x="0.451cm" svg:y="4.556cm" chart:style-name="ch7">
              <text:p>Quality</text:p>
            </chart:title>
            <chart:grid chart:style-name="ch8" chart:class="major"/>
          </chart:axis>
          <chart:axis chart:dimension="y" chart:name="secondary-y" chart:style-name="ch9">
            <chart:title svg:x="11.553cm" svg:y="5.217cm" chart:style-name="ch7">
              <text:p>Solving time (ms)</text:p>
            </chart:title>
          </chart:axis>
          <chart:series chart:attached-axis="primary-y" chart:style-name="ch10" chart:values-cell-range-address="Feuille1.D2:Feuille1.D31" chart:label-cell-address="Feuille1.D1:Feuille1.D1" chart:class="chart:scatter">
            <chart:domain table:cell-range-address="Feuille1.A2:Feuille1.A31"/>
            <chart:data-point chart:repeated="30"/>
          </chart:series>
          <chart:series chart:attached-axis="primary-y" chart:style-name="ch11" chart:values-cell-range-address="Feuille1.E2:Feuille1.E31" chart:label-cell-address="Feuille1.E1:Feuille1.E1" chart:class="chart:scatter">
            <chart:data-point chart:repeated="30"/>
          </chart:series>
          <chart:series chart:attached-axis="primary-y" chart:style-name="ch12" chart:values-cell-range-address="Feuille1.F2:Feuille1.F31" chart:label-cell-address="Feuille1.F1:Feuille1.F1" chart:class="chart:scatte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ction quality</text:p>
                <draw:g>
                  <svg:desc>Feuille1.D1:Feuille1.D1</svg:desc>
                </draw:g>
              </table:table-cell>
              <table:table-cell office:value-type="string">
                <text:p>Edge quality</text:p>
                <draw:g>
                  <svg:desc>Feuille1.E1:Feuille1.E1</svg:desc>
                </draw:g>
              </table:table-cell>
              <table:table-cell office:value-type="string">
                <text:p>POP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A2:Feuille1.A31</svg:desc>
                </draw:g>
              </table:table-cell>
              <table:table-cell office:value-type="float" office:value="0.622078333333338">
                <text:p>0.622078333333338</text:p>
                <draw:g>
                  <svg:desc>Feuille1.D2:Feuille1.D31</svg:desc>
                </draw:g>
              </table:table-cell>
              <table:table-cell office:value-type="float" office:value="0.99848">
                <text:p>0.99848</text:p>
                <draw:g>
                  <svg:desc>Feuille1.E2:Feuille1.E31</svg:desc>
                </draw:g>
              </table:table-cell>
              <table:table-cell office:value-type="float" office:value="0.022064">
                <text:p>0.022064</text:p>
                <draw:g>
                  <svg:desc>Feuille1.F2:Feuille1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521408571428576">
                <text:p>0.521408571428576</text:p>
              </table:table-cell>
              <table:table-cell office:value-type="float" office:value="0.996859325396825">
                <text:p>0.996859325396825</text:p>
              </table:table-cell>
              <table:table-cell office:value-type="float" office:value="0.014555">
                <text:p>0.014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619275158730172">
                <text:p>0.619275158730172</text:p>
              </table:table-cell>
              <table:table-cell office:value-type="float" office:value="0.995985145132645">
                <text:p>0.995985145132645</text:p>
              </table:table-cell>
              <table:table-cell office:value-type="float" office:value="0.022699">
                <text:p>0.022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619616684704193">
                <text:p>0.619616684704193</text:p>
              </table:table-cell>
              <table:table-cell office:value-type="float" office:value="0.989911335785526">
                <text:p>0.989911335785526</text:p>
              </table:table-cell>
              <table:table-cell office:value-type="float" office:value="0.037527">
                <text:p>0.037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592637261349759">
                <text:p>0.592637261349759</text:p>
              </table:table-cell>
              <table:table-cell office:value-type="float" office:value="0.989405106981474">
                <text:p>0.989405106981474</text:p>
              </table:table-cell>
              <table:table-cell office:value-type="float" office:value="0.055284">
                <text:p>0.055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69812126484621">
                <text:p>0.569812126484621</text:p>
              </table:table-cell>
              <table:table-cell office:value-type="float" office:value="0.989272302636893">
                <text:p>0.989272302636893</text:p>
              </table:table-cell>
              <table:table-cell office:value-type="float" office:value="0.050937">
                <text:p>0.050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34156485850746">
                <text:p>0.534156485850746</text:p>
              </table:table-cell>
              <table:table-cell office:value-type="float" office:value="0.988839198858277">
                <text:p>0.988839198858277</text:p>
              </table:table-cell>
              <table:table-cell office:value-type="float" office:value="0.063561">
                <text:p>0.063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02725207015204">
                <text:p>0.502725207015204</text:p>
              </table:table-cell>
              <table:table-cell office:value-type="float" office:value="0.988512573597367">
                <text:p>0.988512573597367</text:p>
              </table:table-cell>
              <table:table-cell office:value-type="float" office:value="0.07385">
                <text:p>0.07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475262944277941">
                <text:p>0.475262944277941</text:p>
              </table:table-cell>
              <table:table-cell office:value-type="float" office:value="0.989656118184353">
                <text:p>0.989656118184353</text:p>
              </table:table-cell>
              <table:table-cell office:value-type="float" office:value="0.072971">
                <text:p>0.072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438782366460938">
                <text:p>0.438782366460938</text:p>
              </table:table-cell>
              <table:table-cell office:value-type="float" office:value="0.989924898386298">
                <text:p>0.989924898386298</text:p>
              </table:table-cell>
              <table:table-cell office:value-type="float" office:value="0.17694">
                <text:p>0.176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411972029241397">
                <text:p>0.411972029241397</text:p>
              </table:table-cell>
              <table:table-cell office:value-type="float" office:value="0.990541267688277">
                <text:p>0.990541267688277</text:p>
              </table:table-cell>
              <table:table-cell office:value-type="float" office:value="0.078913">
                <text:p>0.078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480913491973883">
                <text:p>0.480913491973883</text:p>
              </table:table-cell>
              <table:table-cell office:value-type="float" office:value="0.985052559054993">
                <text:p>0.985052559054993</text:p>
              </table:table-cell>
              <table:table-cell office:value-type="float" office:value="0.151636">
                <text:p>0.151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461535543972489">
                <text:p>0.461535543972489</text:p>
              </table:table-cell>
              <table:table-cell office:value-type="float" office:value="0.984763291445746">
                <text:p>0.984763291445746</text:p>
              </table:table-cell>
              <table:table-cell office:value-type="float" office:value="0.161947">
                <text:p>0.161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442344453200347">
                <text:p>0.442344453200347</text:p>
              </table:table-cell>
              <table:table-cell office:value-type="float" office:value="0.985302209021042">
                <text:p>0.985302209021042</text:p>
              </table:table-cell>
              <table:table-cell office:value-type="float" office:value="0.173657">
                <text:p>0.173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415836591486831">
                <text:p>0.415836591486831</text:p>
              </table:table-cell>
              <table:table-cell office:value-type="float" office:value="0.985850024500998">
                <text:p>0.985850024500998</text:p>
              </table:table-cell>
              <table:table-cell office:value-type="float" office:value="0.188825">
                <text:p>0.188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398619823233072">
                <text:p>0.398619823233072</text:p>
              </table:table-cell>
              <table:table-cell office:value-type="float" office:value="0.985529870582146">
                <text:p>0.985529870582146</text:p>
              </table:table-cell>
              <table:table-cell office:value-type="float" office:value="0.199296">
                <text:p>0.199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372441906089248">
                <text:p>0.372441906089248</text:p>
              </table:table-cell>
              <table:table-cell office:value-type="float" office:value="0.985939816338719">
                <text:p>0.985939816338719</text:p>
              </table:table-cell>
              <table:table-cell office:value-type="float" office:value="0.208049">
                <text:p>0.208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355544347069822">
                <text:p>0.355544347069822</text:p>
              </table:table-cell>
              <table:table-cell office:value-type="float" office:value="0.98622737932381">
                <text:p>0.98622737932381</text:p>
              </table:table-cell>
              <table:table-cell office:value-type="float" office:value="0.213865">
                <text:p>0.213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335483417397149">
                <text:p>0.335483417397149</text:p>
              </table:table-cell>
              <table:table-cell office:value-type="float" office:value="0.986246400479186">
                <text:p>0.986246400479186</text:p>
              </table:table-cell>
              <table:table-cell office:value-type="float" office:value="0.218062">
                <text:p>0.218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311087998822532">
                <text:p>0.311087998822532</text:p>
              </table:table-cell>
              <table:table-cell office:value-type="float" office:value="0.986903082180338">
                <text:p>0.986903082180338</text:p>
              </table:table-cell>
              <table:table-cell office:value-type="float" office:value="0.215086">
                <text:p>0.215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288117667905442">
                <text:p>0.288117667905442</text:p>
              </table:table-cell>
              <table:table-cell office:value-type="float" office:value="0.9874051758286">
                <text:p>0.9874051758286</text:p>
              </table:table-cell>
              <table:table-cell office:value-type="float" office:value="0.225351">
                <text:p>0.2253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263054437332843">
                <text:p>0.263054437332843</text:p>
              </table:table-cell>
              <table:table-cell office:value-type="float" office:value="0.988389865484104">
                <text:p>0.988389865484104</text:p>
              </table:table-cell>
              <table:table-cell office:value-type="float" office:value="0.237875">
                <text:p>0.237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239503830255419">
                <text:p>0.239503830255419</text:p>
              </table:table-cell>
              <table:table-cell office:value-type="float" office:value="0.988017494675761">
                <text:p>0.988017494675761</text:p>
              </table:table-cell>
              <table:table-cell office:value-type="float" office:value="0.239103">
                <text:p>0.239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211908392847848">
                <text:p>0.211908392847848</text:p>
              </table:table-cell>
              <table:table-cell office:value-type="float" office:value="0.988190335281872">
                <text:p>0.988190335281872</text:p>
              </table:table-cell>
              <table:table-cell office:value-type="float" office:value="0.243928">
                <text:p>0.243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184498788718442">
                <text:p>0.184498788718442</text:p>
              </table:table-cell>
              <table:table-cell office:value-type="float" office:value="0.988881371139942">
                <text:p>0.988881371139942</text:p>
              </table:table-cell>
              <table:table-cell office:value-type="float" office:value="0.240446">
                <text:p>0.240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16857264113573">
                <text:p>0.16857264113573</text:p>
              </table:table-cell>
              <table:table-cell office:value-type="float" office:value="0.988917549286222">
                <text:p>0.988917549286222</text:p>
              </table:table-cell>
              <table:table-cell office:value-type="float" office:value="0.255276">
                <text:p>0.255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143582208609226">
                <text:p>0.143582208609226</text:p>
              </table:table-cell>
              <table:table-cell office:value-type="float" office:value="0.989029014038311">
                <text:p>0.989029014038311</text:p>
              </table:table-cell>
              <table:table-cell office:value-type="float" office:value="0.2591">
                <text:p>0.25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125165747802913">
                <text:p>0.125165747802913</text:p>
              </table:table-cell>
              <table:table-cell office:value-type="float" office:value="0.989213837505234">
                <text:p>0.989213837505234</text:p>
              </table:table-cell>
              <table:table-cell office:value-type="float" office:value="0.267682">
                <text:p>0.2676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103659726101333">
                <text:p>0.103659726101333</text:p>
              </table:table-cell>
              <table:table-cell office:value-type="float" office:value="0.98946502483212">
                <text:p>0.98946502483212</text:p>
              </table:table-cell>
              <table:table-cell office:value-type="float" office:value="0.278477">
                <text:p>0.278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802423689948835">
                <text:p>0.0802423689948835</text:p>
              </table:table-cell>
              <table:table-cell office:value-type="float" office:value="0.989265695314414">
                <text:p>0.989265695314414</text:p>
              </table:table-cell>
              <table:table-cell office:value-type="float" office:value="0.269821">
                <text:p>0.269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